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number-columns-repeated="4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.236596822738647" calcext:value-type="float">
            <text:p>0,236596822738647</text:p>
          </table:table-cell>
          <table:table-cell office:value-type="float" office:value="0.503352165222168" calcext:value-type="float">
            <text:p>0,503352165222168</text:p>
          </table:table-cell>
          <table:table-cell office:value-type="float" office:value="0.754077672958374" calcext:value-type="float">
            <text:p>0,754077672958374</text:p>
          </table:table-cell>
          <table:table-cell office:value-type="float" office:value="1.00298714637756" calcext:value-type="float">
            <text:p>1,00298714637756</text:p>
          </table:table-cell>
          <table:table-cell office:value-type="float" office:value="1.25399994850159" calcext:value-type="float">
            <text:p>1,25399994850159</text:p>
          </table:table-cell>
          <table:table-cell office:value-type="float" office:value="1.50416541099548" calcext:value-type="float">
            <text:p>1,50416541099548</text:p>
          </table:table-cell>
          <table:table-cell office:value-type="float" office:value="1.76964354515076" calcext:value-type="float">
            <text:p>1,76964354515076</text:p>
          </table:table-cell>
          <table:table-cell office:value-type="float" office:value="2.02030992507935" calcext:value-type="float">
            <text:p>2,02030992507935</text:p>
          </table:table-cell>
          <table:table-cell office:value-type="float" office:value="2.26978659629822" calcext:value-type="float">
            <text:p>2,26978659629822</text:p>
          </table:table-cell>
          <table:table-cell office:value-type="float" office:value="2.52067089080811" calcext:value-type="float">
            <text:p>2,52067089080811</text:p>
          </table:table-cell>
          <table:table-cell office:value-type="float" office:value="2.77015328407288" calcext:value-type="float">
            <text:p>2,77015328407288</text:p>
          </table:table-cell>
          <table:table-cell office:value-type="float" office:value="3.01780843734741" calcext:value-type="float">
            <text:p>3,01780843734741</text:p>
          </table:table-cell>
          <table:table-cell office:value-type="float" office:value="3.26668882369995" calcext:value-type="float">
            <text:p>3,26668882369995</text:p>
          </table:table-cell>
          <table:table-cell office:value-type="float" office:value="3.5186882019043" calcext:value-type="float">
            <text:p>3,5186882019043</text:p>
          </table:table-cell>
          <table:table-cell office:value-type="float" office:value="3.7672746181488" calcext:value-type="float">
            <text:p>3,7672746181488</text:p>
          </table:table-cell>
          <table:table-cell office:value-type="float" office:value="4.01790976524353" calcext:value-type="float">
            <text:p>4,01790976524353</text:p>
          </table:table-cell>
          <table:table-cell office:value-type="float" office:value="4.267085313797" calcext:value-type="float">
            <text:p>4,267085313797</text:p>
          </table:table-cell>
          <table:table-cell office:value-type="float" office:value="4.51863789558411" calcext:value-type="float">
            <text:p>4,51863789558411</text:p>
          </table:table-cell>
          <table:table-cell office:value-type="float" office:value="4.76858282089233" calcext:value-type="float">
            <text:p>4,76858282089233</text:p>
          </table:table-cell>
          <table:table-cell office:value-type="float" office:value="5.01932597160339" calcext:value-type="float">
            <text:p>5,01932597160339</text:p>
          </table:table-cell>
          <table:table-cell office:value-type="float" office:value="5.26899337768555" calcext:value-type="float">
            <text:p>5,26899337768555</text:p>
          </table:table-cell>
          <table:table-cell office:value-type="float" office:value="5.51879501342773" calcext:value-type="float">
            <text:p>5,51879501342773</text:p>
          </table:table-cell>
          <table:table-cell office:value-type="float" office:value="5.76849484443665" calcext:value-type="float">
            <text:p>5,76849484443665</text:p>
          </table:table-cell>
          <table:table-cell office:value-type="float" office:value="6.01925420761108" calcext:value-type="float">
            <text:p>6,01925420761108</text:p>
          </table:table-cell>
          <table:table-cell office:value-type="float" office:value="6.26791882514954" calcext:value-type="float">
            <text:p>6,26791882514954</text:p>
          </table:table-cell>
          <table:table-cell office:value-type="float" office:value="6.51985263824463" calcext:value-type="float">
            <text:p>6,51985263824463</text:p>
          </table:table-cell>
          <table:table-cell office:value-type="float" office:value="6.76942086219788" calcext:value-type="float">
            <text:p>6,76942086219788</text:p>
          </table:table-cell>
          <table:table-cell office:value-type="float" office:value="7.01935410499573" calcext:value-type="float">
            <text:p>7,01935410499573</text:p>
          </table:table-cell>
          <table:table-cell office:value-type="float" office:value="7.26956486701965" calcext:value-type="float">
            <text:p>7,26956486701965</text:p>
          </table:table-cell>
          <table:table-cell office:value-type="float" office:value="7.52041864395142" calcext:value-type="float">
            <text:p>7,52041864395142</text:p>
          </table:table-cell>
          <table:table-cell office:value-type="float" office:value="7.7700982093811" calcext:value-type="float">
            <text:p>7,7700982093811</text:p>
          </table:table-cell>
          <table:table-cell office:value-type="float" office:value="8.02089071273804" calcext:value-type="float">
            <text:p>8,02089071273804</text:p>
          </table:table-cell>
          <table:table-cell office:value-type="float" office:value="8.27010822296143" calcext:value-type="float">
            <text:p>8,27010822296143</text:p>
          </table:table-cell>
          <table:table-cell office:value-type="float" office:value="8.52106380462647" calcext:value-type="float">
            <text:p>8,52106380462647</text:p>
          </table:table-cell>
          <table:table-cell office:value-type="float" office:value="8.77014827728272" calcext:value-type="float">
            <text:p>8,77014827728272</text:p>
          </table:table-cell>
          <table:table-cell office:value-type="float" office:value="9.02157735824585" calcext:value-type="float">
            <text:p>9,02157735824585</text:p>
          </table:table-cell>
          <table:table-cell office:value-type="float" office:value="9.27058410644531" calcext:value-type="float">
            <text:p>9,27058410644531</text:p>
          </table:table-cell>
          <table:table-cell office:value-type="float" office:value="9.52149605751038" calcext:value-type="float">
            <text:p>9,52149605751038</text:p>
          </table:table-cell>
          <table:table-cell office:value-type="float" office:value="9.77107548713684" calcext:value-type="float">
            <text:p>9,77107548713684</text:p>
          </table:table-cell>
          <table:table-cell office:value-type="float" office:value="10.0215594768524" calcext:value-type="float">
            <text:p>10,0215594768524</text:p>
          </table:table-cell>
          <table:table-cell office:value-type="float" office:value="10.2709920406342" calcext:value-type="float">
            <text:p>10,2709920406342</text:p>
          </table:table-cell>
          <table:table-cell office:value-type="float" office:value="10.5223851203918" calcext:value-type="float">
            <text:p>10,5223851203918</text:p>
          </table:table-cell>
          <table:table-cell office:value-type="float" office:value="10.7716820240021" calcext:value-type="float">
            <text:p>10,7716820240021</text:p>
          </table:table-cell>
          <table:table-cell office:value-type="float" office:value="11.0225412845612" calcext:value-type="float">
            <text:p>11,0225412845612</text:p>
          </table:table-cell>
          <table:table-cell office:value-type="float" office:value="11.2714533805847" calcext:value-type="float">
            <text:p>11,2714533805847</text:p>
          </table:table-cell>
          <table:table-cell office:value-type="float" office:value="11.5229494571686" calcext:value-type="float">
            <text:p>11,5229494571686</text:p>
          </table:table-cell>
          <table:table-cell office:value-type="float" office:value="11.7713384628296" calcext:value-type="float">
            <text:p>11,7713384628296</text:p>
          </table:table-cell>
          <table:table-cell office:value-type="float" office:value="12.0232903957367" calcext:value-type="float">
            <text:p>12,0232903957367</text:p>
          </table:table-cell>
          <table:table-cell office:value-type="float" office:value="12.272444486618" calcext:value-type="float">
            <text:p>12,272444486618</text:p>
          </table:table-cell>
          <table:table-cell office:value-type="float" office:value="12.5237276554108" calcext:value-type="float">
            <text:p>12,5237276554108</text:p>
          </table:table-cell>
          <table:table-cell office:value-type="float" office:value="12.7729308605194" calcext:value-type="float">
            <text:p>12,7729308605194</text:p>
          </table:table-cell>
          <table:table-cell office:value-type="float" office:value="13.021164894104" calcext:value-type="float">
            <text:p>13,021164894104</text:p>
          </table:table-cell>
          <table:table-cell office:value-type="float" office:value="13.2712278366089" calcext:value-type="float">
            <text:p>13,2712278366089</text:p>
          </table:table-cell>
          <table:table-cell office:value-type="float" office:value="13.52228474617" calcext:value-type="float">
            <text:p>13,52228474617</text:p>
          </table:table-cell>
          <table:table-cell office:value-type="float" office:value="13.7708969116211" calcext:value-type="float">
            <text:p>13,7708969116211</text:p>
          </table:table-cell>
          <table:table-cell office:value-type="float" office:value="14.022221326828" calcext:value-type="float">
            <text:p>14,022221326828</text:p>
          </table:table-cell>
          <table:table-cell office:value-type="float" office:value="14.2719478607178" calcext:value-type="float">
            <text:p>14,2719478607178</text:p>
          </table:table-cell>
          <table:table-cell office:value-type="float" office:value="14.5225903987885" calcext:value-type="float">
            <text:p>14,5225903987885</text:p>
          </table:table-cell>
          <table:table-cell office:value-type="float" office:value="14.7720129489899" calcext:value-type="float">
            <text:p>14,7720129489899</text:p>
          </table:table-cell>
          <table:table-cell office:value-type="float" office:value="15.023517370224" calcext:value-type="float">
            <text:p>15,023517370224</text:p>
          </table:table-cell>
          <table:table-cell office:value-type="float" office:value="15.2731482982636" calcext:value-type="float">
            <text:p>15,2731482982636</text:p>
          </table:table-cell>
          <table:table-cell office:value-type="float" office:value="15.523449420929" calcext:value-type="float">
            <text:p>15,523449420929</text:p>
          </table:table-cell>
          <table:table-cell office:value-type="float" office:value="15.7724602222443" calcext:value-type="float">
            <text:p>15,7724602222443</text:p>
          </table:table-cell>
          <table:table-cell office:value-type="float" office:value="16.0237181186676" calcext:value-type="float">
            <text:p>16,0237181186676</text:p>
          </table:table-cell>
          <table:table-cell office:value-type="float" office:value="16.2725944519043" calcext:value-type="float">
            <text:p>16,2725944519043</text:p>
          </table:table-cell>
          <table:table-cell office:value-type="float" office:value="16.5236978530884" calcext:value-type="float">
            <text:p>16,5236978530884</text:p>
          </table:table-cell>
          <table:table-cell office:value-type="float" office:value="16.7728402614594" calcext:value-type="float">
            <text:p>16,7728402614594</text:p>
          </table:table-cell>
          <table:table-cell office:value-type="float" office:value="17.0240268707275" calcext:value-type="float">
            <text:p>17,0240268707275</text:p>
          </table:table-cell>
          <table:table-cell office:value-type="float" office:value="17.2741298675537" calcext:value-type="float">
            <text:p>17,2741298675537</text:p>
          </table:table-cell>
          <table:table-cell office:value-type="float" office:value="17.5238263607025" calcext:value-type="float">
            <text:p>17,5238263607025</text:p>
          </table:table-cell>
          <table:table-cell office:value-type="float" office:value="17.7737362384796" calcext:value-type="float">
            <text:p>17,7737362384796</text:p>
          </table:table-cell>
          <table:table-cell office:value-type="float" office:value="18.0242366790772" calcext:value-type="float">
            <text:p>18,0242366790772</text:p>
          </table:table-cell>
          <table:table-cell office:value-type="float" office:value="18.2741243839264" calcext:value-type="float">
            <text:p>18,2741243839264</text:p>
          </table:table-cell>
          <table:table-cell office:value-type="float" office:value="18.5250060558319" calcext:value-type="float">
            <text:p>18,5250060558319</text:p>
          </table:table-cell>
          <table:table-cell office:value-type="float" office:value="18.7736811637878" calcext:value-type="float">
            <text:p>18,7736811637878</text:p>
          </table:table-cell>
          <table:table-cell office:value-type="float" office:value="19.0246741771698" calcext:value-type="float">
            <text:p>19,0246741771698</text:p>
          </table:table-cell>
          <table:table-cell office:value-type="float" office:value="19.2751188278198" calcext:value-type="float">
            <text:p>19,2751188278198</text:p>
          </table:table-cell>
          <table:table-cell office:value-type="float" office:value="19.52561378479" calcext:value-type="float">
            <text:p>19,52561378479</text:p>
          </table:table-cell>
          <table:table-cell office:value-type="float" office:value="19.7750844955444" calcext:value-type="float">
            <text:p>19,7750844955444</text:p>
          </table:table-cell>
          <table:table-cell office:value-type="float" office:value="20.0262484550476" calcext:value-type="float">
            <text:p>20,0262484550476</text:p>
          </table:table-cell>
          <table:table-cell office:value-type="float" office:value="20.2754418849945" calcext:value-type="float">
            <text:p>20,2754418849945</text:p>
          </table:table-cell>
          <table:table-cell office:value-type="float" office:value="20.526275396347" calcext:value-type="float">
            <text:p>20,526275396347</text:p>
          </table:table-cell>
          <table:table-cell office:value-type="float" office:value="20.7759165763855" calcext:value-type="float">
            <text:p>20,7759165763855</text:p>
          </table:table-cell>
          <table:table-cell office:value-type="float" office:value="21.0270206928253" calcext:value-type="float">
            <text:p>21,0270206928253</text:p>
          </table:table-cell>
          <table:table-cell office:value-type="float" office:value="21.2770347595215" calcext:value-type="float">
            <text:p>21,2770347595215</text:p>
          </table:table-cell>
          <table:table-cell office:value-type="float" office:value="21.5276052951813" calcext:value-type="float">
            <text:p>21,5276052951813</text:p>
          </table:table-cell>
          <table:table-cell office:value-type="float" office:value="21.7760739326477" calcext:value-type="float">
            <text:p>21,7760739326477</text:p>
          </table:table-cell>
          <table:table-cell office:value-type="float" office:value="22.027364730835" calcext:value-type="float">
            <text:p>22,027364730835</text:p>
          </table:table-cell>
          <table:table-cell office:value-type="float" office:value="22.277538061142" calcext:value-type="float">
            <text:p>22,277538061142</text:p>
          </table:table-cell>
          <table:table-cell office:value-type="float" office:value="22.5271725654602" calcext:value-type="float">
            <text:p>22,5271725654602</text:p>
          </table:table-cell>
          <table:table-cell office:value-type="float" office:value="22.7773993015289" calcext:value-type="float">
            <text:p>22,7773993015289</text:p>
          </table:table-cell>
          <table:table-cell office:value-type="float" office:value="23.0279748439789" calcext:value-type="float">
            <text:p>23,0279748439789</text:p>
          </table:table-cell>
          <table:table-cell office:value-type="float" office:value="23.2782883644104" calcext:value-type="float">
            <text:p>23,2782883644104</text:p>
          </table:table-cell>
          <table:table-cell office:value-type="float" office:value="23.5289597511292" calcext:value-type="float">
            <text:p>23,5289597511292</text:p>
          </table:table-cell>
          <table:table-cell office:value-type="float" office:value="23.7777435779572" calcext:value-type="float">
            <text:p>23,7777435779572</text:p>
          </table:table-cell>
          <table:table-cell office:value-type="float" office:value="24.0283372402191" calcext:value-type="float">
            <text:p>24,0283372402191</text:p>
          </table:table-cell>
          <table:table-cell office:value-type="float" office:value="24.2785964012146" calcext:value-type="float">
            <text:p>24,2785964012146</text:p>
          </table:table-cell>
          <table:table-cell office:value-type="float" office:value="24.5267403125763" calcext:value-type="float">
            <text:p>24,5267403125763</text:p>
          </table:table-cell>
          <table:table-cell office:value-type="float" office:value="24.7637429237366" calcext:value-type="float">
            <text:p>24,7637429237366</text:p>
          </table:table-cell>
          <table:table-cell office:value-type="float" office:value="25.0131618976593" calcext:value-type="float">
            <text:p>25,0131618976593</text:p>
          </table:table-cell>
          <table:table-cell table:number-columns-repeated="2"/>
        </table:table-row>
        <table:table-row table:style-name="ro1">
          <table:table-cell office:value-type="float" office:value="0.154059171676636" calcext:value-type="float">
            <text:p>0,154059171676636</text:p>
          </table:table-cell>
          <table:table-cell office:value-type="float" office:value="0.391316890716553" calcext:value-type="float">
            <text:p>0,391316890716553</text:p>
          </table:table-cell>
          <table:table-cell office:value-type="float" office:value="0.658257484436035" calcext:value-type="float">
            <text:p>0,658257484436035</text:p>
          </table:table-cell>
          <table:table-cell office:value-type="float" office:value="0.908744335174561" calcext:value-type="float">
            <text:p>0,908744335174561</text:p>
          </table:table-cell>
          <table:table-cell office:value-type="float" office:value="1.15764713287354" calcext:value-type="float">
            <text:p>1,15764713287354</text:p>
          </table:table-cell>
          <table:table-cell office:value-type="float" office:value="1.40920209884644" calcext:value-type="float">
            <text:p>1,40920209884644</text:p>
          </table:table-cell>
          <table:table-cell office:value-type="float" office:value="1.6595287322998" calcext:value-type="float">
            <text:p>1,6595287322998</text:p>
          </table:table-cell>
          <table:table-cell office:value-type="float" office:value="1.92422866821289" calcext:value-type="float">
            <text:p>1,92422866821289</text:p>
          </table:table-cell>
          <table:table-cell office:value-type="float" office:value="2.17499279975891" calcext:value-type="float">
            <text:p>2,17499279975891</text:p>
          </table:table-cell>
          <table:table-cell office:value-type="float" office:value="2.4247407913208" calcext:value-type="float">
            <text:p>2,4247407913208</text:p>
          </table:table-cell>
          <table:table-cell office:value-type="float" office:value="2.67544198036194" calcext:value-type="float">
            <text:p>2,67544198036194</text:p>
          </table:table-cell>
          <table:table-cell office:value-type="float" office:value="2.92475414276123" calcext:value-type="float">
            <text:p>2,92475414276123</text:p>
          </table:table-cell>
          <table:table-cell office:value-type="float" office:value="3.17319583892822" calcext:value-type="float">
            <text:p>3,17319583892822</text:p>
          </table:table-cell>
          <table:table-cell office:value-type="float" office:value="3.42208194732666" calcext:value-type="float">
            <text:p>3,42208194732666</text:p>
          </table:table-cell>
          <table:table-cell office:value-type="float" office:value="3.67424607276917" calcext:value-type="float">
            <text:p>3,67424607276917</text:p>
          </table:table-cell>
          <table:table-cell office:value-type="float" office:value="3.92355585098267" calcext:value-type="float">
            <text:p>3,92355585098267</text:p>
          </table:table-cell>
          <table:table-cell office:value-type="float" office:value="4.17226696014404" calcext:value-type="float">
            <text:p>4,17226696014404</text:p>
          </table:table-cell>
          <table:table-cell office:value-type="float" office:value="4.42264556884766" calcext:value-type="float">
            <text:p>4,42264556884766</text:p>
          </table:table-cell>
          <table:table-cell office:value-type="float" office:value="4.67405581474304" calcext:value-type="float">
            <text:p>4,67405581474304</text:p>
          </table:table-cell>
          <table:table-cell office:value-type="float" office:value="4.92310786247253" calcext:value-type="float">
            <text:p>4,92310786247253</text:p>
          </table:table-cell>
          <table:table-cell office:value-type="float" office:value="5.17457723617554" calcext:value-type="float">
            <text:p>5,17457723617554</text:p>
          </table:table-cell>
          <table:table-cell office:value-type="float" office:value="5.42447209358215" calcext:value-type="float">
            <text:p>5,42447209358215</text:p>
          </table:table-cell>
          <table:table-cell office:value-type="float" office:value="5.67458581924439" calcext:value-type="float">
            <text:p>5,67458581924439</text:p>
          </table:table-cell>
          <table:table-cell office:value-type="float" office:value="5.92448043823242" calcext:value-type="float">
            <text:p>5,92448043823242</text:p>
          </table:table-cell>
          <table:table-cell office:value-type="float" office:value="6.173996925354" calcext:value-type="float">
            <text:p>6,173996925354</text:p>
          </table:table-cell>
          <table:table-cell office:value-type="float" office:value="6.4237265586853" calcext:value-type="float">
            <text:p>6,4237265586853</text:p>
          </table:table-cell>
          <table:table-cell office:value-type="float" office:value="6.67532896995544" calcext:value-type="float">
            <text:p>6,67532896995544</text:p>
          </table:table-cell>
          <table:table-cell office:value-type="float" office:value="6.92440795898438" calcext:value-type="float">
            <text:p>6,92440795898438</text:p>
          </table:table-cell>
          <table:table-cell office:value-type="float" office:value="7.17458128929138" calcext:value-type="float">
            <text:p>7,17458128929138</text:p>
          </table:table-cell>
          <table:table-cell office:value-type="float" office:value="7.42455148696899" calcext:value-type="float">
            <text:p>7,42455148696899</text:p>
          </table:table-cell>
          <table:table-cell office:value-type="float" office:value="7.67582583427429" calcext:value-type="float">
            <text:p>7,67582583427429</text:p>
          </table:table-cell>
          <table:table-cell office:value-type="float" office:value="7.9246768951416" calcext:value-type="float">
            <text:p>7,9246768951416</text:p>
          </table:table-cell>
          <table:table-cell office:value-type="float" office:value="8.17591428756714" calcext:value-type="float">
            <text:p>8,17591428756714</text:p>
          </table:table-cell>
          <table:table-cell office:value-type="float" office:value="8.42503046989441" calcext:value-type="float">
            <text:p>8,42503046989441</text:p>
          </table:table-cell>
          <table:table-cell office:value-type="float" office:value="8.67607021331787" calcext:value-type="float">
            <text:p>8,67607021331787</text:p>
          </table:table-cell>
          <table:table-cell office:value-type="float" office:value="8.92541074752808" calcext:value-type="float">
            <text:p>8,92541074752808</text:p>
          </table:table-cell>
          <table:table-cell office:value-type="float" office:value="9.17651319503784" calcext:value-type="float">
            <text:p>9,17651319503784</text:p>
          </table:table-cell>
          <table:table-cell office:value-type="float" office:value="9.42537045478821" calcext:value-type="float">
            <text:p>9,42537045478821</text:p>
          </table:table-cell>
          <table:table-cell office:value-type="float" office:value="9.67681050300598" calcext:value-type="float">
            <text:p>9,67681050300598</text:p>
          </table:table-cell>
          <table:table-cell office:value-type="float" office:value="9.92607021331787" calcext:value-type="float">
            <text:p>9,92607021331787</text:p>
          </table:table-cell>
          <table:table-cell office:value-type="float" office:value="10.1759221553802" calcext:value-type="float">
            <text:p>10,1759221553802</text:p>
          </table:table-cell>
          <table:table-cell office:value-type="float" office:value="10.4263129234314" calcext:value-type="float">
            <text:p>10,4263129234314</text:p>
          </table:table-cell>
          <table:table-cell office:value-type="float" office:value="10.6770665645599" calcext:value-type="float">
            <text:p>10,6770665645599</text:p>
          </table:table-cell>
          <table:table-cell office:value-type="float" office:value="10.9265148639679" calcext:value-type="float">
            <text:p>10,9265148639679</text:p>
          </table:table-cell>
          <table:table-cell office:value-type="float" office:value="11.1775290966034" calcext:value-type="float">
            <text:p>11,1775290966034</text:p>
          </table:table-cell>
          <table:table-cell office:value-type="float" office:value="11.4269700050354" calcext:value-type="float">
            <text:p>11,4269700050354</text:p>
          </table:table-cell>
          <table:table-cell office:value-type="float" office:value="11.6780300140381" calcext:value-type="float">
            <text:p>11,6780300140381</text:p>
          </table:table-cell>
          <table:table-cell office:value-type="float" office:value="11.9263377189636" calcext:value-type="float">
            <text:p>11,9263377189636</text:p>
          </table:table-cell>
          <table:table-cell office:value-type="float" office:value="12.1780571937561" calcext:value-type="float">
            <text:p>12,1780571937561</text:p>
          </table:table-cell>
          <table:table-cell office:value-type="float" office:value="12.4270775318146" calcext:value-type="float">
            <text:p>12,4270775318146</text:p>
          </table:table-cell>
          <table:table-cell office:value-type="float" office:value="12.6789700984955" calcext:value-type="float">
            <text:p>12,6789700984955</text:p>
          </table:table-cell>
          <table:table-cell office:value-type="float" office:value="12.9278218746185" calcext:value-type="float">
            <text:p>12,9278218746185</text:p>
          </table:table-cell>
          <table:table-cell office:value-type="float" office:value="13.1753432750702" calcext:value-type="float">
            <text:p>13,1753432750702</text:p>
          </table:table-cell>
          <table:table-cell office:value-type="float" office:value="13.4260406494141" calcext:value-type="float">
            <text:p>13,4260406494141</text:p>
          </table:table-cell>
          <table:table-cell office:value-type="float" office:value="13.676784992218" calcext:value-type="float">
            <text:p>13,676784992218</text:p>
          </table:table-cell>
          <table:table-cell office:value-type="float" office:value="13.9261615276337" calcext:value-type="float">
            <text:p>13,9261615276337</text:p>
          </table:table-cell>
          <table:table-cell office:value-type="float" office:value="14.1773593425751" calcext:value-type="float">
            <text:p>14,1773593425751</text:p>
          </table:table-cell>
          <table:table-cell office:value-type="float" office:value="14.4266748428345" calcext:value-type="float">
            <text:p>14,4266748428345</text:p>
          </table:table-cell>
          <table:table-cell office:value-type="float" office:value="14.6775903701782" calcext:value-type="float">
            <text:p>14,6775903701782</text:p>
          </table:table-cell>
          <table:table-cell office:value-type="float" office:value="14.927054643631" calcext:value-type="float">
            <text:p>14,927054643631</text:p>
          </table:table-cell>
          <table:table-cell office:value-type="float" office:value="15.1782038211823" calcext:value-type="float">
            <text:p>15,1782038211823</text:p>
          </table:table-cell>
          <table:table-cell office:value-type="float" office:value="15.4278085231781" calcext:value-type="float">
            <text:p>15,4278085231781</text:p>
          </table:table-cell>
          <table:table-cell office:value-type="float" office:value="15.6781995296478" calcext:value-type="float">
            <text:p>15,6781995296478</text:p>
          </table:table-cell>
          <table:table-cell office:value-type="float" office:value="15.9275801181793" calcext:value-type="float">
            <text:p>15,9275801181793</text:p>
          </table:table-cell>
          <table:table-cell office:value-type="float" office:value="16.1784656047821" calcext:value-type="float">
            <text:p>16,1784656047821</text:p>
          </table:table-cell>
          <table:table-cell office:value-type="float" office:value="16.4276113510132" calcext:value-type="float">
            <text:p>16,4276113510132</text:p>
          </table:table-cell>
          <table:table-cell office:value-type="float" office:value="16.6784818172455" calcext:value-type="float">
            <text:p>16,6784818172455</text:p>
          </table:table-cell>
          <table:table-cell office:value-type="float" office:value="16.9280781745911" calcext:value-type="float">
            <text:p>16,9280781745911</text:p>
          </table:table-cell>
          <table:table-cell office:value-type="float" office:value="17.178994178772" calcext:value-type="float">
            <text:p>17,178994178772</text:p>
          </table:table-cell>
          <table:table-cell office:value-type="float" office:value="17.429416179657" calcext:value-type="float">
            <text:p>17,429416179657</text:p>
          </table:table-cell>
          <table:table-cell office:value-type="float" office:value="17.6781048774719" calcext:value-type="float">
            <text:p>17,6781048774719</text:p>
          </table:table-cell>
          <table:table-cell office:value-type="float" office:value="17.9286103248596" calcext:value-type="float">
            <text:p>17,9286103248596</text:p>
          </table:table-cell>
          <table:table-cell office:value-type="float" office:value="18.1797637939453" calcext:value-type="float">
            <text:p>18,1797637939453</text:p>
          </table:table-cell>
          <table:table-cell office:value-type="float" office:value="18.4288265705109" calcext:value-type="float">
            <text:p>18,4288265705109</text:p>
          </table:table-cell>
          <table:table-cell office:value-type="float" office:value="18.6797566413879" calcext:value-type="float">
            <text:p>18,6797566413879</text:p>
          </table:table-cell>
          <table:table-cell office:value-type="float" office:value="18.9293417930603" calcext:value-type="float">
            <text:p>18,9293417930603</text:p>
          </table:table-cell>
          <table:table-cell office:value-type="float" office:value="19.1790096759796" calcext:value-type="float">
            <text:p>19,1790096759796</text:p>
          </table:table-cell>
          <table:table-cell office:value-type="float" office:value="19.4304721355438" calcext:value-type="float">
            <text:p>19,4304721355438</text:p>
          </table:table-cell>
          <table:table-cell office:value-type="float" office:value="19.6804933547974" calcext:value-type="float">
            <text:p>19,6804933547974</text:p>
          </table:table-cell>
          <table:table-cell office:value-type="float" office:value="19.9295446872711" calcext:value-type="float">
            <text:p>19,9295446872711</text:p>
          </table:table-cell>
          <table:table-cell office:value-type="float" office:value="20.1806964874268" calcext:value-type="float">
            <text:p>20,1806964874268</text:p>
          </table:table-cell>
          <table:table-cell office:value-type="float" office:value="20.4302425384522" calcext:value-type="float">
            <text:p>20,4302425384522</text:p>
          </table:table-cell>
          <table:table-cell office:value-type="float" office:value="20.6812071800232" calcext:value-type="float">
            <text:p>20,6812071800232</text:p>
          </table:table-cell>
          <table:table-cell office:value-type="float" office:value="20.9312481880188" calcext:value-type="float">
            <text:p>20,9312481880188</text:p>
          </table:table-cell>
          <table:table-cell office:value-type="float" office:value="21.1822257041931" calcext:value-type="float">
            <text:p>21,1822257041931</text:p>
          </table:table-cell>
          <table:table-cell office:value-type="float" office:value="21.4312632083893" calcext:value-type="float">
            <text:p>21,4312632083893</text:p>
          </table:table-cell>
          <table:table-cell office:value-type="float" office:value="21.6824827194214" calcext:value-type="float">
            <text:p>21,6824827194214</text:p>
          </table:table-cell>
          <table:table-cell office:value-type="float" office:value="21.9317228794098" calcext:value-type="float">
            <text:p>21,9317228794098</text:p>
          </table:table-cell>
          <table:table-cell office:value-type="float" office:value="22.1817388534546" calcext:value-type="float">
            <text:p>22,1817388534546</text:p>
          </table:table-cell>
          <table:table-cell office:value-type="float" office:value="22.4321448802948" calcext:value-type="float">
            <text:p>22,4321448802948</text:p>
          </table:table-cell>
          <table:table-cell office:value-type="float" office:value="22.6821196079254" calcext:value-type="float">
            <text:p>22,6821196079254</text:p>
          </table:table-cell>
          <table:table-cell office:value-type="float" office:value="22.9325082302094" calcext:value-type="float">
            <text:p>22,9325082302094</text:p>
          </table:table-cell>
          <table:table-cell office:value-type="float" office:value="23.1823785305023" calcext:value-type="float">
            <text:p>23,1823785305023</text:p>
          </table:table-cell>
          <table:table-cell office:value-type="float" office:value="23.4346873760223" calcext:value-type="float">
            <text:p>23,4346873760223</text:p>
          </table:table-cell>
          <table:table-cell office:value-type="float" office:value="23.6833970546722" calcext:value-type="float">
            <text:p>23,6833970546722</text:p>
          </table:table-cell>
          <table:table-cell office:value-type="float" office:value="23.9330818653107" calcext:value-type="float">
            <text:p>23,9330818653107</text:p>
          </table:table-cell>
          <table:table-cell office:value-type="float" office:value="24.1831319332123" calcext:value-type="float">
            <text:p>24,1831319332123</text:p>
          </table:table-cell>
          <table:table-cell office:value-type="float" office:value="24.4339973926544" calcext:value-type="float">
            <text:p>24,4339973926544</text:p>
          </table:table-cell>
          <table:table-cell office:value-type="float" office:value="24.6814196109772" calcext:value-type="float">
            <text:p>24,6814196109772</text:p>
          </table:table-cell>
          <table:table-cell office:value-type="float" office:value="24.9187572002411" calcext:value-type="float">
            <text:p>24,9187572002411</text:p>
          </table:table-cell>
          <table:table-cell table:number-columns-repeated="2"/>
        </table:table-row>
        <table:table-row table:style-name="ro1">
          <table:table-cell table:formula="of:=[.A1]-[.A2]" office:value-type="float" office:value="0.0825376510620117" calcext:value-type="float">
            <text:p>0,0825376510620117</text:p>
          </table:table-cell>
          <table:table-cell table:formula="of:=[.B1]-[.B2]" office:value-type="float" office:value="0.112035274505615" calcext:value-type="float">
            <text:p>0,112035274505615</text:p>
          </table:table-cell>
          <table:table-cell table:formula="of:=[.C1]-[.C2]" office:value-type="float" office:value="0.0958201885223389" calcext:value-type="float">
            <text:p>0,0958201885223389</text:p>
          </table:table-cell>
          <table:table-cell table:formula="of:=[.D1]-[.D2]" office:value-type="float" office:value="0.0942428112030029" calcext:value-type="float">
            <text:p>0,0942428112030029</text:p>
          </table:table-cell>
          <table:table-cell table:formula="of:=[.E1]-[.E2]" office:value-type="float" office:value="0.0963528156280518" calcext:value-type="float">
            <text:p>0,0963528156280518</text:p>
          </table:table-cell>
          <table:table-cell table:formula="of:=[.F1]-[.F2]" office:value-type="float" office:value="0.0949633121490479" calcext:value-type="float">
            <text:p>0,0949633121490479</text:p>
          </table:table-cell>
          <table:table-cell table:formula="of:=[.G1]-[.G2]" office:value-type="float" office:value="0.110114812850952" calcext:value-type="float">
            <text:p>0,110114812850952</text:p>
          </table:table-cell>
          <table:table-cell table:formula="of:=[.H1]-[.H2]" office:value-type="float" office:value="0.0960812568664551" calcext:value-type="float">
            <text:p>0,0960812568664551</text:p>
          </table:table-cell>
          <table:table-cell table:formula="of:=[.I1]-[.I2]" office:value-type="float" office:value="0.0947937965393066" calcext:value-type="float">
            <text:p>0,0947937965393066</text:p>
          </table:table-cell>
          <table:table-cell table:formula="of:=[.J1]-[.J2]" office:value-type="float" office:value="0.0959300994873047" calcext:value-type="float">
            <text:p>0,0959300994873047</text:p>
          </table:table-cell>
          <table:table-cell table:formula="of:=[.K1]-[.K2]" office:value-type="float" office:value="0.0947113037109375" calcext:value-type="float">
            <text:p>0,0947113037109375</text:p>
          </table:table-cell>
          <table:table-cell table:formula="of:=[.L1]-[.L2]" office:value-type="float" office:value="0.0930542945861816" calcext:value-type="float">
            <text:p>0,0930542945861816</text:p>
          </table:table-cell>
          <table:table-cell table:formula="of:=[.M1]-[.M2]" office:value-type="float" office:value="0.0934929847717285" calcext:value-type="float">
            <text:p>0,0934929847717285</text:p>
          </table:table-cell>
          <table:table-cell table:formula="of:=[.N1]-[.N2]" office:value-type="float" office:value="0.0966062545776367" calcext:value-type="float">
            <text:p>0,0966062545776367</text:p>
          </table:table-cell>
          <table:table-cell table:formula="of:=[.O1]-[.O2]" office:value-type="float" office:value="0.0930285453796387" calcext:value-type="float">
            <text:p>0,0930285453796387</text:p>
          </table:table-cell>
          <table:table-cell table:formula="of:=[.P1]-[.P2]" office:value-type="float" office:value="0.0943539142608643" calcext:value-type="float">
            <text:p>0,0943539142608643</text:p>
          </table:table-cell>
          <table:table-cell table:formula="of:=[.Q1]-[.Q2]" office:value-type="float" office:value="0.0948183536529541" calcext:value-type="float">
            <text:p>0,0948183536529541</text:p>
          </table:table-cell>
          <table:table-cell table:formula="of:=[.R1]-[.R2]" office:value-type="float" office:value="0.0959923267364502" calcext:value-type="float">
            <text:p>0,0959923267364502</text:p>
          </table:table-cell>
          <table:table-cell table:formula="of:=[.S1]-[.S2]" office:value-type="float" office:value="0.094527006149292" calcext:value-type="float">
            <text:p>0,094527006149292</text:p>
          </table:table-cell>
          <table:table-cell table:formula="of:=[.T1]-[.T2]" office:value-type="float" office:value="0.0962181091308594" calcext:value-type="float">
            <text:p>0,0962181091308594</text:p>
          </table:table-cell>
          <table:table-cell table:formula="of:=[.U1]-[.U2]" office:value-type="float" office:value="0.0944161415100098" calcext:value-type="float">
            <text:p>0,0944161415100098</text:p>
          </table:table-cell>
          <table:table-cell table:formula="of:=[.V1]-[.V2]" office:value-type="float" office:value="0.0943229198455811" calcext:value-type="float">
            <text:p>0,0943229198455811</text:p>
          </table:table-cell>
          <table:table-cell table:formula="of:=[.W1]-[.W2]" office:value-type="float" office:value="0.0939090251922607" calcext:value-type="float">
            <text:p>0,0939090251922607</text:p>
          </table:table-cell>
          <table:table-cell table:formula="of:=[.X1]-[.X2]" office:value-type="float" office:value="0.0947737693786621" calcext:value-type="float">
            <text:p>0,0947737693786621</text:p>
          </table:table-cell>
          <table:table-cell table:formula="of:=[.Y1]-[.Y2]" office:value-type="float" office:value="0.0939218997955322" calcext:value-type="float">
            <text:p>0,0939218997955322</text:p>
          </table:table-cell>
          <table:table-cell table:formula="of:=[.Z1]-[.Z2]" office:value-type="float" office:value="0.0961260795593262" calcext:value-type="float">
            <text:p>0,0961260795593262</text:p>
          </table:table-cell>
          <table:table-cell table:formula="of:=[.AA1]-[.AA2]" office:value-type="float" office:value="0.0940918922424316" calcext:value-type="float">
            <text:p>0,0940918922424316</text:p>
          </table:table-cell>
          <table:table-cell table:formula="of:=[.AB1]-[.AB2]" office:value-type="float" office:value="0.0949461460113525" calcext:value-type="float">
            <text:p>0,0949461460113525</text:p>
          </table:table-cell>
          <table:table-cell table:formula="of:=[.AC1]-[.AC2]" office:value-type="float" office:value="0.0949835777282715" calcext:value-type="float">
            <text:p>0,0949835777282715</text:p>
          </table:table-cell>
          <table:table-cell table:formula="of:=[.AD1]-[.AD2]" office:value-type="float" office:value="0.0958671569824219" calcext:value-type="float">
            <text:p>0,0958671569824219</text:p>
          </table:table-cell>
          <table:table-cell table:formula="of:=[.AE1]-[.AE2]" office:value-type="float" office:value="0.0942723751068115" calcext:value-type="float">
            <text:p>0,0942723751068115</text:p>
          </table:table-cell>
          <table:table-cell table:formula="of:=[.AF1]-[.AF2]" office:value-type="float" office:value="0.0962138175964356" calcext:value-type="float">
            <text:p>0,0962138175964356</text:p>
          </table:table-cell>
          <table:table-cell table:formula="of:=[.AG1]-[.AG2]" office:value-type="float" office:value="0.0941939353942871" calcext:value-type="float">
            <text:p>0,0941939353942871</text:p>
          </table:table-cell>
          <table:table-cell table:formula="of:=[.AH1]-[.AH2]" office:value-type="float" office:value="0.0960333347320557" calcext:value-type="float">
            <text:p>0,0960333347320557</text:p>
          </table:table-cell>
          <table:table-cell table:formula="of:=[.AI1]-[.AI2]" office:value-type="float" office:value="0.0940780639648438" calcext:value-type="float">
            <text:p>0,0940780639648438</text:p>
          </table:table-cell>
          <table:table-cell table:formula="of:=[.AJ1]-[.AJ2]" office:value-type="float" office:value="0.0961666107177734" calcext:value-type="float">
            <text:p>0,0961666107177734</text:p>
          </table:table-cell>
          <table:table-cell table:formula="of:=[.AK1]-[.AK2]" office:value-type="float" office:value="0.0940709114074707" calcext:value-type="float">
            <text:p>0,0940709114074707</text:p>
          </table:table-cell>
          <table:table-cell table:formula="of:=[.AL1]-[.AL2]" office:value-type="float" office:value="0.096125602722168" calcext:value-type="float">
            <text:p>0,096125602722168</text:p>
          </table:table-cell>
          <table:table-cell table:formula="of:=[.AM1]-[.AM2]" office:value-type="float" office:value="0.0942649841308594" calcext:value-type="float">
            <text:p>0,0942649841308594</text:p>
          </table:table-cell>
          <table:table-cell table:formula="of:=[.AN1]-[.AN2]" office:value-type="float" office:value="0.0954892635345459" calcext:value-type="float">
            <text:p>0,0954892635345459</text:p>
          </table:table-cell>
          <table:table-cell table:formula="of:=[.AO1]-[.AO2]" office:value-type="float" office:value="0.0950698852539063" calcext:value-type="float">
            <text:p>0,0950698852539063</text:p>
          </table:table-cell>
          <table:table-cell table:formula="of:=[.AP1]-[.AP2]" office:value-type="float" office:value="0.0960721969604492" calcext:value-type="float">
            <text:p>0,0960721969604492</text:p>
          </table:table-cell>
          <table:table-cell table:formula="of:=[.AQ1]-[.AQ2]" office:value-type="float" office:value="0.0946154594421387" calcext:value-type="float">
            <text:p>0,0946154594421387</text:p>
          </table:table-cell>
          <table:table-cell table:formula="of:=[.AR1]-[.AR2]" office:value-type="float" office:value="0.0960264205932617" calcext:value-type="float">
            <text:p>0,0960264205932617</text:p>
          </table:table-cell>
          <table:table-cell table:formula="of:=[.AS1]-[.AS2]" office:value-type="float" office:value="0.0939242839813232" calcext:value-type="float">
            <text:p>0,0939242839813232</text:p>
          </table:table-cell>
          <table:table-cell table:formula="of:=[.AT1]-[.AT2]" office:value-type="float" office:value="0.0959794521331787" calcext:value-type="float">
            <text:p>0,0959794521331787</text:p>
          </table:table-cell>
          <table:table-cell table:formula="of:=[.AU1]-[.AU2]" office:value-type="float" office:value="0.0933084487915039" calcext:value-type="float">
            <text:p>0,0933084487915039</text:p>
          </table:table-cell>
          <table:table-cell table:formula="of:=[.AV1]-[.AV2]" office:value-type="float" office:value="0.0969526767730713" calcext:value-type="float">
            <text:p>0,0969526767730713</text:p>
          </table:table-cell>
          <table:table-cell table:formula="of:=[.AW1]-[.AW2]" office:value-type="float" office:value="0.0943872928619385" calcext:value-type="float">
            <text:p>0,0943872928619385</text:p>
          </table:table-cell>
          <table:table-cell table:formula="of:=[.AX1]-[.AX2]" office:value-type="float" office:value="0.0966501235961914" calcext:value-type="float">
            <text:p>0,0966501235961914</text:p>
          </table:table-cell>
          <table:table-cell table:formula="of:=[.AY1]-[.AY2]" office:value-type="float" office:value="0.0939607620239258" calcext:value-type="float">
            <text:p>0,0939607620239258</text:p>
          </table:table-cell>
          <table:table-cell table:formula="of:=[.AZ1]-[.AZ2]" office:value-type="float" office:value="0.0933430194854736" calcext:value-type="float">
            <text:p>0,0933430194854736</text:p>
          </table:table-cell>
          <table:table-cell table:formula="of:=[.BA1]-[.BA2]" office:value-type="float" office:value="0.0958845615386963" calcext:value-type="float">
            <text:p>0,0958845615386963</text:p>
          </table:table-cell>
          <table:table-cell table:formula="of:=[.BB1]-[.BB2]" office:value-type="float" office:value="0.0962440967559815" calcext:value-type="float">
            <text:p>0,0962440967559815</text:p>
          </table:table-cell>
          <table:table-cell table:formula="of:=[.BC1]-[.BC2]" office:value-type="float" office:value="0.0941119194030762" calcext:value-type="float">
            <text:p>0,0941119194030762</text:p>
          </table:table-cell>
          <table:table-cell table:formula="of:=[.BD1]-[.BD2]" office:value-type="float" office:value="0.0960597991943359" calcext:value-type="float">
            <text:p>0,0960597991943359</text:p>
          </table:table-cell>
          <table:table-cell table:formula="of:=[.BE1]-[.BE2]" office:value-type="float" office:value="0.0945885181427002" calcext:value-type="float">
            <text:p>0,0945885181427002</text:p>
          </table:table-cell>
          <table:table-cell table:formula="of:=[.BF1]-[.BF2]" office:value-type="float" office:value="0.0959155559539795" calcext:value-type="float">
            <text:p>0,0959155559539795</text:p>
          </table:table-cell>
          <table:table-cell table:formula="of:=[.BG1]-[.BG2]" office:value-type="float" office:value="0.0944225788116455" calcext:value-type="float">
            <text:p>0,0944225788116455</text:p>
          </table:table-cell>
          <table:table-cell table:formula="of:=[.BH1]-[.BH2]" office:value-type="float" office:value="0.0964627265930176" calcext:value-type="float">
            <text:p>0,0964627265930176</text:p>
          </table:table-cell>
          <table:table-cell table:formula="of:=[.BI1]-[.BI2]" office:value-type="float" office:value="0.0949444770812988" calcext:value-type="float">
            <text:p>0,0949444770812988</text:p>
          </table:table-cell>
          <table:table-cell table:formula="of:=[.BJ1]-[.BJ2]" office:value-type="float" office:value="0.0956408977508545" calcext:value-type="float">
            <text:p>0,0956408977508545</text:p>
          </table:table-cell>
          <table:table-cell table:formula="of:=[.BK1]-[.BK2]" office:value-type="float" office:value="0.0942606925964356" calcext:value-type="float">
            <text:p>0,0942606925964356</text:p>
          </table:table-cell>
          <table:table-cell table:formula="of:=[.BL1]-[.BL2]" office:value-type="float" office:value="0.0961380004882813" calcext:value-type="float">
            <text:p>0,0961380004882813</text:p>
          </table:table-cell>
          <table:table-cell table:formula="of:=[.BM1]-[.BM2]" office:value-type="float" office:value="0.0941288471221924" calcext:value-type="float">
            <text:p>0,0941288471221924</text:p>
          </table:table-cell>
          <table:table-cell table:formula="of:=[.BN1]-[.BN2]" office:value-type="float" office:value="0.0960865020751953" calcext:value-type="float">
            <text:p>0,0960865020751953</text:p>
          </table:table-cell>
          <table:table-cell table:formula="of:=[.BO1]-[.BO2]" office:value-type="float" office:value="0.0943584442138672" calcext:value-type="float">
            <text:p>0,0943584442138672</text:p>
          </table:table-cell>
          <table:table-cell table:formula="of:=[.BP1]-[.BP2]" office:value-type="float" office:value="0.0959486961364746" calcext:value-type="float">
            <text:p>0,0959486961364746</text:p>
          </table:table-cell>
          <table:table-cell table:formula="of:=[.BQ1]-[.BQ2]" office:value-type="float" office:value="0.0951356887817383" calcext:value-type="float">
            <text:p>0,0951356887817383</text:p>
          </table:table-cell>
          <table:table-cell table:formula="of:=[.BR1]-[.BR2]" office:value-type="float" office:value="0.0944101810455322" calcext:value-type="float">
            <text:p>0,0944101810455322</text:p>
          </table:table-cell>
          <table:table-cell table:formula="of:=[.BS1]-[.BS2]" office:value-type="float" office:value="0.0956313610076904" calcext:value-type="float">
            <text:p>0,0956313610076904</text:p>
          </table:table-cell>
          <table:table-cell table:formula="of:=[.BT1]-[.BT2]" office:value-type="float" office:value="0.0956263542175293" calcext:value-type="float">
            <text:p>0,0956263542175293</text:p>
          </table:table-cell>
          <table:table-cell table:formula="of:=[.BU1]-[.BU2]" office:value-type="float" office:value="0.0943605899810791" calcext:value-type="float">
            <text:p>0,0943605899810791</text:p>
          </table:table-cell>
          <table:table-cell table:formula="of:=[.BV1]-[.BV2]" office:value-type="float" office:value="0.0961794853210449" calcext:value-type="float">
            <text:p>0,0961794853210449</text:p>
          </table:table-cell>
          <table:table-cell table:formula="of:=[.BW1]-[.BW2]" office:value-type="float" office:value="0.0939245223999023" calcext:value-type="float">
            <text:p>0,0939245223999023</text:p>
          </table:table-cell>
          <table:table-cell table:formula="of:=[.BX1]-[.BX2]" office:value-type="float" office:value="0.0953323841094971" calcext:value-type="float">
            <text:p>0,0953323841094971</text:p>
          </table:table-cell>
          <table:table-cell table:formula="of:=[.BY1]-[.BY2]" office:value-type="float" office:value="0.09610915184021" calcext:value-type="float">
            <text:p>0,09610915184021</text:p>
          </table:table-cell>
          <table:table-cell table:formula="of:=[.BZ1]-[.BZ2]" office:value-type="float" office:value="0.0951416492462158" calcext:value-type="float">
            <text:p>0,0951416492462158</text:p>
          </table:table-cell>
          <table:table-cell table:formula="of:=[.CA1]-[.CA2]" office:value-type="float" office:value="0.0945911407470703" calcext:value-type="float">
            <text:p>0,0945911407470703</text:p>
          </table:table-cell>
          <table:table-cell table:formula="of:=[.CB1]-[.CB2]" office:value-type="float" office:value="0.0967037677764893" calcext:value-type="float">
            <text:p>0,0967037677764893</text:p>
          </table:table-cell>
          <table:table-cell table:formula="of:=[.CC1]-[.CC2]" office:value-type="float" office:value="0.094745397567749" calcext:value-type="float">
            <text:p>0,094745397567749</text:p>
          </table:table-cell>
          <table:table-cell table:formula="of:=[.CD1]-[.CD2]" office:value-type="float" office:value="0.0960328578948975" calcext:value-type="float">
            <text:p>0,0960328578948975</text:p>
          </table:table-cell>
          <table:table-cell table:formula="of:=[.CE1]-[.CE2]" office:value-type="float" office:value="0.0947093963623047" calcext:value-type="float">
            <text:p>0,0947093963623047</text:p>
          </table:table-cell>
          <table:table-cell table:formula="of:=[.CF1]-[.CF2]" office:value-type="float" office:value="0.0957725048065186" calcext:value-type="float">
            <text:p>0,0957725048065186</text:p>
          </table:table-cell>
          <table:table-cell table:formula="of:=[.CG1]-[.CG2]" office:value-type="float" office:value="0.0948090553283691" calcext:value-type="float">
            <text:p>0,0948090553283691</text:p>
          </table:table-cell>
          <table:table-cell table:formula="of:=[.CH1]-[.CH2]" office:value-type="float" office:value="0.0963420867919922" calcext:value-type="float">
            <text:p>0,0963420867919922</text:p>
          </table:table-cell>
          <table:table-cell table:formula="of:=[.CI1]-[.CI2]" office:value-type="float" office:value="0.0935912132263184" calcext:value-type="float">
            <text:p>0,0935912132263184</text:p>
          </table:table-cell>
          <table:table-cell table:formula="of:=[.CJ1]-[.CJ2]" office:value-type="float" office:value="0.0956418514251709" calcext:value-type="float">
            <text:p>0,0956418514251709</text:p>
          </table:table-cell>
          <table:table-cell table:formula="of:=[.CK1]-[.CK2]" office:value-type="float" office:value="0.0957992076873779" calcext:value-type="float">
            <text:p>0,0957992076873779</text:p>
          </table:table-cell>
          <table:table-cell table:formula="of:=[.CL1]-[.CL2]" office:value-type="float" office:value="0.0950276851654053" calcext:value-type="float">
            <text:p>0,0950276851654053</text:p>
          </table:table-cell>
          <table:table-cell table:formula="of:=[.CM1]-[.CM2]" office:value-type="float" office:value="0.0952796936035156" calcext:value-type="float">
            <text:p>0,0952796936035156</text:p>
          </table:table-cell>
          <table:table-cell table:formula="of:=[.CN1]-[.CN2]" office:value-type="float" office:value="0.0954666137695313" calcext:value-type="float">
            <text:p>0,0954666137695313</text:p>
          </table:table-cell>
          <table:table-cell table:formula="of:=[.CO1]-[.CO2]" office:value-type="float" office:value="0.0959098339080811" calcext:value-type="float">
            <text:p>0,0959098339080811</text:p>
          </table:table-cell>
          <table:table-cell table:formula="of:=[.CP1]-[.CP2]" office:value-type="float" office:value="0.0942723751068115" calcext:value-type="float">
            <text:p>0,0942723751068115</text:p>
          </table:table-cell>
          <table:table-cell table:formula="of:=[.CQ1]-[.CQ2]" office:value-type="float" office:value="0.0943465232849121" calcext:value-type="float">
            <text:p>0,0943465232849121</text:p>
          </table:table-cell>
          <table:table-cell table:formula="of:=[.CR1]-[.CR2]" office:value-type="float" office:value="0.0952553749084473" calcext:value-type="float">
            <text:p>0,0952553749084473</text:p>
          </table:table-cell>
          <table:table-cell table:formula="of:=[.CS1]-[.CS2]" office:value-type="float" office:value="0.0954644680023193" calcext:value-type="float">
            <text:p>0,0954644680023193</text:p>
          </table:table-cell>
          <table:table-cell table:formula="of:=[.CT1]-[.CT2]" office:value-type="float" office:value="0.092742919921875" calcext:value-type="float">
            <text:p>0,092742919921875</text:p>
          </table:table-cell>
          <table:table-cell table:formula="of:=[.CU1]-[.CU2]" office:value-type="float" office:value="0.0823233127593994" calcext:value-type="float">
            <text:p>0,0823233127593994</text:p>
          </table:table-cell>
          <table:table-cell table:formula="of:=[.CV1]-[.CV2]" office:value-type="float" office:value="0.0944046974182129" calcext:value-type="float">
            <text:p>0,0944046974182129</text:p>
          </table:table-cell>
          <table:table-cell table:formula="of:=AVERAGE([.A3:.CV3])" office:value-type="float" office:value="0.0951451230049133" calcext:value-type="float">
            <text:p>0,0951451230049133</text:p>
          </table:table-cell>
          <table:table-cell table:formula="of:=STDEV([.A3:.CV3])" office:value-type="float" office:value="0.00305289614735864" calcext:value-type="float">
            <text:p>0,00305289614735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13:58:31.581606968</dc:date>
    <meta:editing-duration>PT2M1S</meta:editing-duration>
    <meta:editing-cycles>1</meta:editing-cycles>
    <meta:generator>LibreOffice/7.4.7.2$Linux_X86_64 LibreOffice_project/40$Build-2</meta:generator>
    <meta:document-statistic meta:table-count="1" meta:cell-count="302" meta:object-count="0"/>
  </office:meta>
</office:document-meta>
</file>